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0pt" officeooo:rsid="001e61d4" officeooo:paragraph-rsid="001e61d4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0pt" officeooo:rsid="001e61d4" officeooo:paragraph-rsid="00238968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0pt" officeooo:rsid="00238968" officeooo:paragraph-rsid="00238968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style="normal" fo:font-weight="normal" officeooo:rsid="001e61d4" officeooo:paragraph-rsid="001e61d4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top="0.4cm" fo:margin-bottom="0cm" style:contextual-spacing="false" fo:line-height="150%" fo:text-align="justify" style:justify-single-word="false"/>
      <style:text-properties style:font-name="Arial" fo:font-size="10pt" fo:font-style="normal" fo:font-weight="normal" officeooo:rsid="001e61d4" officeooo:paragraph-rsid="001e61d4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0pt" fo:font-style="normal" fo:font-weight="normal" officeooo:rsid="001e61d4" officeooo:paragraph-rsid="0020212e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0pt" fo:font-style="normal" fo:font-weight="normal" officeooo:rsid="0020212e" officeooo:paragraph-rsid="0020212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8968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212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officeooo:rsid="00238968"/>
    </style:style>
    <style:style style:name="T8" style:family="text">
      <style:text-properties officeooo:rsid="0024bc4a"/>
    </style:style>
    <style:style style:name="T9" style:family="text">
      <style:text-properties fo:color="#000000" loext:opacity="100%" style:text-underline-style="none"/>
    </style:style>
    <style:style style:name="T10" style:family="text">
      <style:text-properties fo:color="#000000" loext:opacity="100%" style:text-underline-style="none" officeooo:rsid="0023fcfb"/>
    </style:style>
    <style:style style:name="T1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4"/><text:span text:style-name="T6">CURRÍCULO</text:span></text:p>
      <text:p text:style-name="P1">Nome Completo: <text:span text:style-name="T11">Sávila</text:span> Nascimento de Oliveira </text:p>
      <text:p text:style-name="P1">Endereço: Rua Bromélias N° 90, Bairro Primavera, <text:span text:style-name="T8">Ipaba MG</text:span></text:p>
      <text:p text:style-name="P1">E-mail:<text:span text:style-name="T11"> </text:span><text:a xlink:type="simple" xlink:href="mailto:savila.9822971@aluno.mg.gov.br" text:style-name="Internet_20_link" text:visited-style-name="Visited_20_Internet_20_Link"><text:span text:style-name="T9">savila.9822971@aluno.mg.gov.b</text:span></text:a><text:span text:style-name="T10">r</text:span></text:p>
      <text:p text:style-name="P3">Telefone: (33) 91945921</text:p>
      <text:p text:style-name="P2">Linkedin:</text:p>
      <text:p text:style-name="P1">Data de Nascimento: 04/04/2010 </text:p>
      <text:p text:style-name="P1"/>
      <text:p text:style-name="P1"><text:s text:c="55"/><text:span text:style-name="T5"><text:s/></text:span><text:span text:style-name="T6">OBJETIVO</text:span></text:p>
      <text:p text:style-name="P4">Ingressar no mercado de trabalho e aplicar meus conhecimentos acadêmicos em Psicologia Criminal, contribuindo para o crescimento da área de análise criminal da segurança pública enquanto evoluo <text:s/>profissional e pessoalmente.</text:p>
      <text:p text:style-name="P4"/>
      <text:p text:style-name="P4"><text:s text:c="42"/><text:span text:style-name="T6">FORMAÇÃO ACADÊMICA</text:span></text:p>
      <text:p text:style-name="P4">Doutorado: Psicologia </text:p>
      <text:p text:style-name="P4">Universidade: UN<text:span text:style-name="T7">A</text:span></text:p>
      <text:p text:style-name="P4">Endereço da Universidade: Timóteo, MG</text:p>
      <text:p text:style-name="P4">Conclusão: 2033</text:p>
      <text:p text:style-name="P4">Principal Disciplina: Análise do Comportamento Humano</text:p>
      <text:p text:style-name="P4">Projeto Realizado: Campanha para a análise de cena de um crime engavetado dias após a denúncia</text:p>
      <text:p text:style-name="P4"/>
      <text:p text:style-name="P4"><text:s text:c="38"/><text:span text:style-name="T5"><text:s text:c="3"/></text:span><text:span text:style-name="T6">FORMAÇÃO ACADÊMICA</text:span></text:p>
      <text:p text:style-name="P4">Curso Técnico: Informática, Psicologia</text:p>
      <text:p text:style-name="P4">Escola Técnica: Escola Estadual Emília Cabral Mota</text:p>
      <text:p text:style-name="P4">Principal Disciplina: Informática Básica, Estudo do Funcionamento do Comportamento Humano </text:p>
      <text:p text:style-name="P4">Conclusão: 202<text:span text:style-name="T8">7</text:span>, 2033</text:p>
      <text:p text:style-name="P4">Projeto: Aplicativo para a criação de personagens, Campanha para a análise gratuita de pacientes com psicose</text:p>
      <text:p text:style-name="P4">Ensino Médio: Escola Estadual Emília Cabral Mota</text:p>
      <text:p text:style-name="P4">Principal Disciplina: Língua Portuguesa, Biologia, <text:span text:style-name="T8">História</text:span></text:p>
      <text:p text:style-name="P4">Conclusão: 2027</text:p>
      <text:p text:style-name="P4">Projeto: <text:span text:style-name="T4">Feira Literária com foco em Oficinas de Criação</text:span></text:p>
      <text:p text:style-name="P4"/>
      <text:p text:style-name="P6"><text:s/></text:p>
      <text:p text:style-name="P6"><text:soft-page-break/><text:s text:c="41"/><text:span text:style-name="T5"><text:s/></text:span><text:span text:style-name="T6">EXPERIÊNCIA PROFISSIONAL</text:span></text:p>
      <text:p text:style-name="P4">Estágio: Analista Mental, <text:span text:style-name="T7">Psicóloga</text:span></text:p>
      <text:p text:style-name="P4">Empresa: Centro de Ajuda Psicossocial (CAPS)</text:p>
      <text:p text:style-name="P4">Período: 2028 - 2030</text:p>
      <text:p text:style-name="P4">Principal Aprendizado: Acalmar <text:span text:style-name="T8">e controlar </text:span>in<text:span text:style-name="T8">di</text:span>v<text:span text:style-name="T8">í</text:span>duos em crise, lidar com pessoas clinicamente instáveis, análise mental</text:p>
      <text:p text:style-name="P7">Primeiro Emprego: Repositor de Remédios</text:p>
      <text:p text:style-name="P7">Empresa: Ingelhem (<text:span text:style-name="T8">Indústria Farmacêutica Al</text:span>emã) - Alemanha</text:p>
      <text:p text:style-name="P7">Período: 2027 - 2028</text:p>
      <text:p text:style-name="P7">Principal Aprendizado: Carbamazepina pode não ser compatível com determinados tipos de antidepressivos dependendo dos horários em que o paciente tomá-los</text:p>
      <text:p text:style-name="P5"><text:s text:c="32"/><text:span text:style-name="T6">QUALIFICAÇÕES E COMPETÊNCIAS</text:span></text:p>
      <text:p text:style-name="P4">- Inglês (intermediário)</text:p>
      <text:p text:style-name="P4">- Mandarim (intermediário)</text:p>
      <text:p text:style-name="P4">- Espanhol</text:p>
      <text:p text:style-name="P4">- Russo (intermediário)</text:p>
      <text:p text:style-name="P4">- Alemão (intermediário)</text:p>
      <text:p text:style-name="P4">- Comunicação clara</text:p>
      <text:p text:style-name="P4">-<text:span text:style-name="T8">F</text:span>ácil aprendizado <text:span text:style-name="T8">e bom trabalho </text:span>solo</text:p>
      <text:p text:style-name="P4">- Controle de crises</text:p>
      <text:p text:style-name="P6"><text:s text:c="50"/><text:span text:style-name="T5"><text:s/></text:span><text:span text:style-name="T6">CERTIFICAÇÕES</text:span></text:p>
      <text:p text:style-name="P4"/>
      <text:p text:style-name="P4">-<text:span text:style-name="T3"> </text:span>Curso Técnico de Informática (Escola Estadual Emília Cabral Mota - 2027)</text:p>
      <text:p text:style-name="P4">- Curso Técnico em Análise Mental (UN<text:span text:style-name="T7">A</text:span> – 2033)</text:p>
      <text:p text:style-name="P4"/>
      <text:p text:style-name="P6"><text:s text:c="39"/><text:span text:style-name="T5"><text:s text:c="2"/></text:span><text:span text:style-name="T6">INFORMAÇÕES ADICIONAIS <text:s text:c="2"/></text:span></text:p>
      <text:p text:style-name="P6">- Promoção da campanha para o análise gratuito de indivíduos que sofrem com surtos psicóticos e esquizofrenia paran<text:span text:style-name="T8">o</text:span>ide (202<text:span text:style-name="T8">9)</text:span></text:p>
      <text:p text:style-name="P4">- Intercâmbio Estudantil na Finlândia (Programa Passaporte Mineiro do Conhecimento – 202<text:span text:style-name="T4">6)</text:span></text:p>
      <text:p text:style-name="P4">“<text:span text:style-name="T1">Aprendi a ter um entendimento único da forma do pensar humano, compreendendo frustrações e motivações desenvolvidas </text:span><text:span text:style-name="T2">de forma inusitada</text:span><text:span text:style-name="T1">.”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0.06pt solid #000000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44:45.309184073</meta:creation-date>
    <dc:title>Documento modelo</dc:title>
    <meta:editing-duration>PT6H7M20S</meta:editing-duration>
    <meta:editing-cycles>7</meta:editing-cycles>
    <meta:generator>LibreOffice/7.4.7.2$Linux_X86_64 LibreOffice_project/40$Build-2</meta:generator>
    <dc:date>2025-06-12T13:57:25.178287453</dc:date>
    <meta:document-statistic meta:table-count="0" meta:image-count="0" meta:object-count="0" meta:page-count="2" meta:paragraph-count="52" meta:word-count="327" meta:character-count="2799" meta:non-whitespace-character-count="2153"/>
    <meta:template xlink:type="simple" xlink:actuate="onRequest" xlink:title="Documento modelo" xlink:href="../../Modelos/Documento%20modelo.ott" meta:date="2025-05-23T10:44:44.495305964"/>
  </office:meta>
</office:document-meta>
</file>